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9.296cm" style:use-optimal-column-width="false"/>
    </style:style>
    <style:style style:name="co2" style:family="table-column">
      <style:table-column-properties style:column-width="51.592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 loext:tab-stop-distance="0cm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 loext:tab-stop-distance="0cm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horizontal-align="justify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 loext:tab-stop-distance="0cm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 loext:tab-stop-distance="0cm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text-align="justify" style:text-autospace="none" loext:tab-stop-distance="0cm" style:writing-mode="rl-tb">
        <style:tab-stops/>
      </style:paragraph-properties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font-name="Alvi Nastaleeq" fo:font-size="2pt" style:font-name-asian="Liberation Sans1" style:font-size-asian="2pt" style:font-name-complex="Alvi Nastaleeq" style:font-size-complex="2pt"/>
    </style:style>
    <style:style style:name="T3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0.887cm" svg:height="104.44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1">ہم سے پوچھا کہ کیا ضروری ہے</text:span><text:span text:style-name="T1"><text:line-break/></text:span><text:span text:style-name="T1">کہہ دیا مرتضی ضروری ہے</text:span><text:span text:style-name="T2"><text:line-break/></text:span><text:span text:style-name="T2"/></text:p>
              </table:table-cell>
              <table:covered-table-cell/>
            </table:table-row>
            <table:table-row table:style-name="ro1">
              <table:table-cell table:style-name="ce2">
                <text:p text:style-name="P1"><text:span text:style-name="T1">حکمِ خالق سے کہہ رہے ہیں رسول</text:span><text:span text:style-name="T1"><text:line-break/></text:span><text:span text:style-name="T1">مرتضیٰ کی وِلا ضروری ہے</text:span><text:span text:style-name="T2"><text:line-break/></text:span><text:span text:style-name="T2"/></text:p>
              </table:table-cell>
              <table:table-cell table:style-name="ce3">
                <text:p text:style-name="P1"><text:span text:style-name="T1">ہے ثناءِ علی، ثنائے خدا</text:span><text:span text:style-name="T1"><text:line-break/></text:span><text:span text:style-name="T1">اور خدا کی ثناء ضروری ہے</text:span><text:span text:style-name="T2"><text:line-break/></text:span><text:span text:style-name="T2"/></text:p>
              </table:table-cell>
            </table:table-row>
            <table:table-row table:style-name="ro1" table:default-cell-style-name="ce2">
              <table:table-cell>
                <text:p text:style-name="P1"><text:span text:style-name="T1">ہم کو مولا کی ہو گئی زیارت</text:span><text:span text:style-name="T1"><text:line-break/></text:span><text:span text:style-name="T1">قبر میں اور کیا ضروری ہے</text:span><text:span text:style-name="T2"><text:line-break/></text:span><text:span text:style-name="T2"/></text:p>
              </table:table-cell>
              <table:table-cell>
                <text:p text:style-name="P1"><text:span text:style-name="T1">بولے میثم زباں رہے نہ رہے</text:span><text:span text:style-name="T1"><text:line-break/></text:span><text:span text:style-name="T1">یا علیؑ کی صدا ضروری ہے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3">
                <text:p text:style-name="P1"><text:span text:style-name="T1">دل میں رکھنے کو اُلفتِ حیدر</text:span><text:span text:style-name="T1"><text:line-break/></text:span><text:span text:style-name="T1">ماں مِلے پارسا ضروری ہے</text:span><text:span text:style-name="T2"><text:line-break/></text:span><text:span text:style-name="T2"/></text:p>
              </table:table-cell>
              <table:table-cell table:style-name="ce2">
                <text:p text:style-name="P1"><text:span text:style-name="T1">آلِ احمد کا کون دشمن ہے</text:span><text:span text:style-name="T1"><text:line-break/></text:span><text:span text:style-name="T1">یہ بتانا بڑا ضروری ہے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3">
                <text:p text:style-name="P1"><text:span text:style-name="T1">شمس لازم ہے ایسے ذکرِ علی</text:span><text:span text:style-name="T1"><text:line-break/></text:span><text:span text:style-name="T1">جیسے آب و ہوا ضروری ہے</text:span><text:span text:style-name="T2"><text:line-break/></text:span><text:span text:style-name="T2"/></text:p>
              </table:table-cell>
              <table:table-cell table:style-name="ce4">
                <text:p text:style-name="P2"><text:span text:style-name="T3">بھیجنے کو زمین پر عباس</text:span><text:span text:style-name="T3"><text:line-break/></text:span><text:span text:style-name="T1">فاطمه کی دعا ضروری ہے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10.896cm" fo:page-height="10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20:23:09.138596400</dc:date>
    <meta:editing-duration>PT1H27M39S</meta:editing-duration>
    <meta:editing-cycles>27</meta:editing-cycles>
    <meta:generator>LibreOffice/25.8.4.2$Windows_X86_64 LibreOffice_project/290daaa01b999472f0c7a3890eb6a550fd74c6df</meta:generator>
    <meta:document-statistic meta:object-count="1"/>
  </office:meta>
</office:document-meta>
</file>